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nsolas" fo:font-size="10pt" style:font-name-asian="Consolas1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stalar MySQL localmente (Ubuntu)</text:span></text:p>
      <text:list xml:id="list1847967134" text:style-name="WWNum1">
        <text:list-item>
          <text:p text:style-name="P2">Instalar via apt: <text:line-break/>sudo apt install mysql-server mysql-client</text:p>
        </text:list-item>
        <text:list-item>
          <text:p text:style-name="P2">Activar el servidor de mysql (si no está activo):<text:line-break/>sudo systemctl start mysql<text:line-break/>sudo systtemctl enable mysql</text:p>
        </text:list-item>
        <text:list-item>
          <text:p text:style-name="P2">Correr mysql:<text:line-break/>mysql -h localhost -u root</text:p>
        </text:list-item>
      </text:list>
      <text:p text:style-name="P3"/>
      <text:p text:style-name="P1"><text:span text:style-name="T1">Crear un contenedor MySQL server con Docker</text:span></text:p>
      <text:p text:style-name="P1"/>
      <text:p text:style-name="P4">1. <text:s/><text:span text:style-name="T3">Descargar la imagen del contenedor mysql</text:span></text:p>
      <text:p text:style-name="P5"/>
      <text:p text:style-name="P5">$ docker pull mysql:<text:span text:style-name="T3">8.0</text:span></text:p>
      <text:p text:style-name="P5"/>
      <text:p text:style-name="P5">2. <text:span text:style-name="T3">Iniciar un contenedor de mysql</text:span></text:p>
      <text:p text:style-name="P5"/>
      <text:p text:style-name="P5">$ docker run -p 3306:3306 --name <text:span text:style-name="T3">mysql-labs</text:span> -e MYSQL_ROOT_PASSWORD=<text:span text:style-name="T3">admin</text:span> -d mysql:<text:span text:style-name="T3">8.0</text:span></text:p>
      <text:p text:style-name="P5"/>
      <text:p text:style-name="P5">3. <text:span text:style-name="T3">Chequear que el contenedor esté en ejecución</text:span></text:p>
      <text:p text:style-name="P5"/>
      <text:p text:style-name="P5">$ docker ps</text:p>
      <text:p text:style-name="P5"/>
      <text:p text:style-name="P5">CONTAINER ID <text:s text:c="7"/>IMAGE <text:s text:c="14"/>COMMAND <text:s text:c="17"/>CREATED <text:s text:c="12"/>STATUS <text:s text:c="13"/>PORTS <text:s text:c="30"/>NAMES</text:p>
      <text:p text:style-name="P5">f8a43afe681d <text:s text:c="7"/>mysql:8.0 <text:s text:c="10"/>"docker-entrypoint.s…" <text:s text:c="2"/>55 minutes ago <text:s text:c="5"/>Up 55 minutes <text:s text:c="6"/>0.0.0.0:3306-&gt;3306/tcp, 33060/tcp <text:s/><text:span text:style-name="T3">mysql-labs</text:span></text:p>
      <text:p text:style-name="P1"/>
      <text:p text:style-name="P1">4. <text:span text:style-name="T3">Listar la IP del contenedor</text:span></text:p>
      <text:p text:style-name="P1"/>
      <text:p text:style-name="P5">$ docker inspect --format <text:s/>'<text:span text:style-name="T4">{{ .NetworkSettings.IPAddress }}' </text:span><text:span text:style-name="T3">mysql-labs</text:span></text:p>
      <text:p text:style-name="P1"><text:soft-page-break/><text:span text:style-name="T3">172.17.0.2</text:span></text:p>
      <text:p text:style-name="P1"/>
      <text:p text:style-name="P1"><text:span text:style-name="T1">Instalar mysql shell y conectar al servidor MySQL</text:span></text:p>
      <text:p text:style-name="P1"/>
      <text:p text:style-name="P4">1. Instalar mysql shell</text:p>
      <text:p text:style-name="P1">$ sudo apt install mysql-client</text:p>
      <text:p text:style-name="P1"/>
      <text:p text:style-name="P1">2. Conectar al servidor mysql</text:p>
      <text:p text:style-name="P1">$ mysql --host <text:span text:style-name="T3">172.17.0.2</text:span> -u root -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152" meta:character-count="1108" meta:non-whitespace-character-count="856"/>
    <meta:generator>LibreOfficeDev/6.0.5.2$Linux_X86_64 LibreOffice_project/</meta:generator>
  </office:meta>
</office:document-meta>
</file>